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style:text-position="super 58%" fo:font-size="12pt" fo:font-weight="normal" style:font-size-asian="12pt" style:font-weight-asian="normal" style:font-size-complex="12pt" style:font-weight-complex="normal"/>
    </style:style>
    <style:style style:name="T6" style:family="text">
      <style:text-properties style:font-name="Liberation Serif"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5-418, Spring 2011</text:p>
      <text:p text:style-name="P3">Milestone #1 Report</text:p>
      <text:p text:style-name="P5">By: Jonathan Park (jjp1) and Ben Parr (bparr)</text:p>
      <text:p text:style-name="P1"/>
      <text:p text:style-name="P2">Major Changes: </text:p>
      <text:p text:style-name="P2"><text:span text:style-name="T2"><text:tab/>We noticed that the computation and total times for our serial KenKen solver depended heavily on the actual problem. For example, our solver was able to complete some 10x10 puzzles almost instantaneously, while struggling to complete other 10x10 puzzles, even after an hour of computation. This large discrepancy between the computation times of two problems of equal size led us to redefine the metric we used to measure performance. Now, we plan to use a “per problem” metric as opposed to the “per size” metric we originally planned.</text:span></text:p>
      <text:p text:style-name="P2"><text:span text:style-name="T2"/></text:p>
      <text:p text:style-name="P2">What You Have Accomplished So Far:</text:p>
      <text:p text:style-name="P7"><text:tab/>For milestone 1, we implemented a KenKen problem generator, solver, and checker. In addition to our proposed goal, we wrote a script to create an image of a KenKen puzzle. The KenKen problem generator, checker, and image creator were written using Python while the solver was written in C. The generator creates a file that's formated similarly to what we found in our sources. Our solver was implemented by using ideas from a Python-based solver we found online. Finally, we generated a problem that we can use for measuring performance between our serial and parallel versions. Our current serial solver took approximately 52 minutes to find a solution to this selected problem. The puzzle and solution can be found on our website.</text:p>
      <text:p text:style-name="P7"/>
      <text:p text:style-name="P2">Meeting Your Milestone:</text:p>
      <text:p text:style-name="P6"><text:tab/><text:span text:style-name="T1">We almost met our first milestone. We implemented all the secondary scripts (generator and checker), and even an additional one (image creator). We also successfully implemented and tested a serial KenKen solver in C. However, we still have a few optimizations in mind that could potentially increase the performance of our serial solution. Implementing and testing these optimizations should take no more than one day. So, we are still on track to meet our second milestone.</text:span></text:p>
      <text:p text:style-name="P6"><text:span text:style-name="T1"/></text:p>
      <text:p text:style-name="P2">Surprises:</text:p>
      <text:p text:style-name="P2"><text:span text:style-name="T4"><text:tab/></text:span><text:span text:style-name="T3">We were surprised by the large variation in computation times for problems of equal size. Unfortunately, it made problem size an insufficient metric for measuring performance. To get around this, we decided to use a “per problem” performance measurement as opposed to a “per size”</text:span><text:span text:style-name="T2"> measurement. </text:span></text:p>
      <text:p text:style-name="P2"><text:span text:style-name="T2"/></text:p>
      <text:p text:style-name="P2">Revised Schedule:</text:p>
      <text:p text:style-name="P2"><text:span text:style-name="T3"><text:tab/>First, we will finish optimizing our serial version, and plan to have a committed final version by April 1</text:span><text:span text:style-name="T5">st.</text:span><text:span text:style-name="T3">. Then we'll proceed to work on completing our proposed milestone 2 goals by April 14</text:span><text:span text:style-name="T5">th</text:span><text:span text:style-name="T3"> as originally planned. This means, by April 14</text:span><text:span text:style-name="T5">th</text:span><text:span text:style-name="T3">, we plan to reach our 75% goal (i.e. 24x speedup with 32 processors). Afterwards, our schedule will remain the same as our proposed one and we'll attempt to reach our 100% goal by April 27</text:span><text:span text:style-name="T5">th</text:span><text:span text:style-name="T3">.</text:span><text:span text:style-name="T2"> </text:span></text:p>
      <text:p text:style-name="P2"><text:span text:style-name="T2"/></text:p>
      <text:p text:style-name="P2">Resources Needed:</text:p>
      <text:p text:style-name="P6"><text:tab/><text:span text:style-name="T1">Our resource needs haven't changed since our proposal. To reiterate, w</text:span><text:span text:style-name="T6">e will use both Blacklight and Pople for this project. We still estimate that we will spend on average 15 hours on Blacklight and 5 hours on Pople per week. So, in total, we plan to need a total of 80 hours on the machines. The main software we need is OpenMP, which is already available on both mach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3-30T22:17:23</meta:creation-date>
    <dc:date>2011-03-31T02:44:22</dc:date>
    <dc:creator>Ben Parr</dc:creator>
    <meta:editing-duration>PT04H11M23S</meta:editing-duration>
    <meta:editing-cycles>58</meta:editing-cycles>
    <meta:generator>OpenOffice.org/3.2$Unix OpenOffice.org_project/320m12$Build-9483</meta:generator>
    <meta:document-statistic meta:table-count="0" meta:image-count="0" meta:object-count="0" meta:page-count="1" meta:paragraph-count="15" meta:word-count="512" meta:character-count="3056"/>
  </office:meta>
</office:document-meta>
</file>